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sgiDestination.getB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Destination.OsgiDestination( Bus b , ConduitInitiator ci , EndpointInfo ei , OsgiDestinationRegistry fact , String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sgiDestination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sgiDestination.getMessageOb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Destination.getEndpoin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Destination.doMessage( MessageImpl in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sgiDestination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